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19. March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6. April 2020</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3/2020_</text:p>
          </table:table-cell>
          <table:table-cell table:style-name="Tabelle54.B1" office:value-type="string">
            <text:p text:style-name="P5">with</text:p>
          </table:table-cell>
          <table:table-cell table:style-name="Tabelle54.F1" office:value-type="string">
            <text:p text:style-name="P5"><text:s/>4 months</text:p>
          </table:table-cell>
        </table:table-row>
      </table:table>
      <text:p text:style-name="P20"/>
      <text:list xml:id="list722265871524921594" text:style-name="WW8Num7">
        <text:list-item>
          <text:p text:style-name="P59">Lead Fullstack Entwickler</text:p>
        </text:list-item>
        <text:list-item>
          <text:p text:style-name="P59">Angular Single Page Application (SPA)</text:p>
        </text:list-item>
        <text:list-item>
          <text:p text:style-name="P59">Java Microservices im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text:p>
          </table:table-cell>
        </table:table-row>
      </table:table>
      <text:p text:style-name="P9"/>
      <text:p text:style-name="P17"/>
      <text:p text:style-name="P17"><text:soft-page-break/></text:p>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29381042"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text:soft-page-break/>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29363879"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text:soft-page-break/>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516714906048687333"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29362352"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29388968"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29375643"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29391732"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29363283"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7329907737927631625"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29364547"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29375713"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29370377"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29361417" text:continue-numbering="true" text:style-name="WW8Num2">
        <text:list-item>
          <text:p text:style-name="P63">Webapplication to run an online web shop.</text:p>
        </text:list-item>
        <text:list-item>
          <text:p text:style-name="P63">Generic webshop for all kinds of businesses.</text:p>
        </text:list-item>
      </text:list>
      <text:list xml:id="list249813756736358643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29366640"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29361696"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29392539"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29385976"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29384752"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29379222"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29393531"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29365249"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29366412"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29389194"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29375724"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29391146"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3-19T09:16:08.20</dc:date>
    <meta:editing-cycles>98</meta:editing-cycles>
    <meta:editing-duration>PT2H40M3S</meta:editing-duration>
    <meta:document-statistic meta:table-count="55" meta:image-count="1" meta:object-count="0" meta:page-count="26" meta:paragraph-count="1178" meta:word-count="6321" meta:character-count="42478"/>
    <meta:template xlink:type="simple" xlink:actuate="onRequest" xlink:title="" xlink:href="Normal.dotm"/>
  </office:meta>
</office:document-meta>
</file>